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2"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23"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4"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25"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26"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27"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28"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 style:family="paragraph" style:parent-style-name="Table_20_Contents">
      <style:text-properties style:font-name="Arial" fo:font-weight="bold" style:font-weight-asian="bold" style:font-weight-complex="bold"/>
    </style:style>
    <style:style style:name="P33" style:family="paragraph" style:parent-style-name="Table_20_Contents">
      <style:text-properties style:font-name="Arial" fo:font-size="10pt" style:font-size-asian="10pt" style:font-size-complex="10pt"/>
    </style:style>
    <style:style style:name="P34" style:family="paragraph" style:parent-style-name="Table_20_Contents">
      <style:text-properties style:font-name="Arial" fo:font-size="10pt" officeooo:rsid="00187288" officeooo:paragraph-rsid="00187288" style:font-size-asian="10pt" style:font-size-complex="10pt"/>
    </style:style>
    <style:style style:name="P35" style:family="paragraph" style:parent-style-name="Table_20_Contents">
      <style:text-properties style:font-name="Arial" officeooo:rsid="00039645" officeooo:paragraph-rsid="00039645"/>
    </style:style>
    <style:style style:name="P36" style:family="paragraph" style:parent-style-name="Table_20_Contents">
      <style:text-properties style:font-name="Arial1"/>
    </style:style>
    <style:style style:name="P37" style:family="paragraph" style:parent-style-name="Table_20_Contents">
      <style:text-properties style:font-name="Arial1" fo:font-weight="bold" style:font-weight-asian="bold" style:font-weight-complex="bold"/>
    </style:style>
    <style:style style:name="P38" style:family="paragraph" style:parent-style-name="Table_20_Contents">
      <style:text-properties style:font-name="Arial1" fo:font-style="italic" style:font-style-asian="italic" style:font-style-complex="italic"/>
    </style:style>
    <style:style style:name="P3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42" style:family="paragraph" style:parent-style-name="Table_20_Contents">
      <style:paragraph-properties fo:text-align="start" style:justify-single-word="false"/>
    </style:style>
    <style:style style:name="P43" style:family="paragraph" style:parent-style-name="Table_20_Contents">
      <style:paragraph-properties fo:text-align="start" style:justify-single-word="false"/>
      <style:text-properties fo:font-weight="bold" style:font-weight-asian="bold" style:font-weight-complex="bold"/>
    </style:style>
    <style:style style:name="P44" style:family="paragraph" style:parent-style-name="Table_20_Contents">
      <style:paragraph-properties fo:text-align="start" style:justify-single-word="false"/>
      <style:text-properties fo:font-weight="normal" style:font-weight-asian="normal" style:font-weight-complex="normal"/>
    </style:style>
    <style:style style:name="P45" style:family="paragraph" style:parent-style-name="Table_20_Contents">
      <style:text-properties officeooo:rsid="0006f066" officeooo:paragraph-rsid="0006f066"/>
    </style:style>
    <style:style style:name="P46" style:family="paragraph" style:parent-style-name="Text_20_body">
      <style:text-properties style:font-name="Arial"/>
    </style:style>
    <style:style style:name="P47" style:family="paragraph" style:parent-style-name="Text_20_body">
      <style:text-properties style:font-name="Arial" officeooo:rsid="00039645" officeooo:paragraph-rsid="00039645"/>
    </style:style>
    <style:style style:name="P48" style:family="paragraph" style:parent-style-name="Text_20_body">
      <style:text-properties fo:font-weight="normal" style:font-weight-asian="normal" style:font-weight-complex="normal"/>
    </style:style>
    <style:style style:name="P49" style:family="paragraph" style:parent-style-name="Text_20_body">
      <style:text-properties fo:font-weight="normal" officeooo:rsid="0006f066" officeooo:paragraph-rsid="0006f066" style:font-weight-asian="normal" style:font-weight-complex="normal"/>
    </style:style>
    <style:style style:name="P50" style:family="paragraph" style:parent-style-name="Text_20_body">
      <style:text-properties style:font-name="Arial1"/>
    </style:style>
    <style:style style:name="P51" style:family="paragraph" style:parent-style-name="Text_20_body">
      <style:text-properties style:font-name="Arial1" officeooo:paragraph-rsid="001ec80d"/>
    </style:style>
    <style:style style:name="P52" style:family="paragraph" style:parent-style-name="Text_20_body">
      <style:text-properties fo:font-style="italic" style:font-style-asian="italic" style:font-style-complex="italic"/>
    </style:style>
    <style:style style:name="P53" style:family="paragraph" style:parent-style-name="Text_20_body">
      <style:text-properties officeooo:rsid="001b2976" officeooo:paragraph-rsid="001b2976"/>
    </style:style>
    <style:style style:name="P54" style:family="paragraph" style:parent-style-name="Text_20_body">
      <style:text-properties officeooo:rsid="001bf16d" officeooo:paragraph-rsid="001bf16d"/>
    </style:style>
    <style:style style:name="P55" style:family="paragraph" style:parent-style-name="Text_20_body">
      <style:text-properties officeooo:rsid="0026d661" officeooo:paragraph-rsid="0026d661"/>
    </style:style>
    <style:style style:name="P56" style:family="paragraph" style:parent-style-name="Table_20_Heading">
      <style:text-properties style:font-name="Arial"/>
    </style:style>
    <style:style style:name="P57" style:family="paragraph" style:parent-style-name="Table_20_Heading">
      <style:paragraph-properties fo:text-align="start" style:justify-single-word="false"/>
      <style:text-properties style:font-name="Arial" fo:font-size="12pt" style:font-size-asian="12pt" style:font-size-complex="12pt"/>
    </style:style>
    <style:style style:name="P58" style:family="paragraph" style:parent-style-name="Table_20_Heading">
      <style:paragraph-properties fo:text-align="start" style:justify-single-word="false"/>
      <style:text-properties style:font-name="Arial"/>
    </style:style>
    <style:style style:name="P59" style:family="paragraph" style:parent-style-name="Table_20_Heading">
      <style:text-properties style:font-name="Arial1"/>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Text_20_body" style:list-style-name="L1"/>
    <style:style style:name="P62" style:family="paragraph" style:parent-style-name="Text_20_body" style:list-style-name="L1">
      <style:text-properties style:font-name="Arial"/>
    </style:style>
    <style:style style:name="P63" style:family="paragraph" style:parent-style-name="Text_20_body" style:list-style-name="L2">
      <style:text-properties style:font-name="Arial"/>
    </style:style>
    <style:style style:name="P64" style:family="paragraph" style:parent-style-name="Text_20_body" style:list-style-name="L2">
      <style:text-properties style:font-name="Arial" officeooo:rsid="00039645" officeooo:paragraph-rsid="00039645"/>
    </style:style>
    <style:style style:name="P65" style:family="paragraph" style:parent-style-name="Text_20_body" style:list-style-name="L2"/>
    <style:style style:name="P66" style:family="paragraph" style:parent-style-name="Text_20_body" style:list-style-name="L3"/>
    <style:style style:name="P67" style:family="paragraph" style:parent-style-name="Text_20_body" style:list-style-name="L4"/>
    <style:style style:name="P68" style:family="paragraph" style:parent-style-name="Text_20_body" style:list-style-name="L4">
      <style:text-properties fo:font-weight="normal" style:font-weight-asian="normal" style:font-weight-complex="normal"/>
    </style:style>
    <style:style style:name="P69" style:family="paragraph" style:parent-style-name="Text_20_body" style:list-style-name="L5">
      <style:text-properties fo:font-weight="normal" officeooo:paragraph-rsid="002c2d22" style:font-weight-asian="normal" style:font-weight-complex="normal"/>
    </style:style>
    <style:style style:name="P70" style:family="paragraph" style:parent-style-name="Text_20_body" style:list-style-name="L6">
      <style:text-properties fo:font-weight="normal" style:font-weight-asian="normal" style:font-weight-complex="normal"/>
    </style:style>
    <style:style style:name="P71" style:family="paragraph" style:parent-style-name="Text_20_body" style:list-style-name="L5"/>
    <style:style style:name="P72" style:family="paragraph" style:parent-style-name="Text_20_body" style:list-style-name="L9"/>
    <style:style style:name="P73"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74"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75"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6"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7" style:family="paragraph" style:parent-style-name="Heading_20_1">
      <style:paragraph-properties fo:break-before="page"/>
    </style:style>
    <style:style style:name="P78" style:family="paragraph" style:parent-style-name="Heading_20_2">
      <style:text-properties fo:font-weight="bold" style:font-weight-asian="bold" style:font-weight-complex="bold"/>
    </style:style>
    <style:style style:name="P79" style:family="paragraph" style:parent-style-name="Contents_20_2">
      <style:paragraph-properties>
        <style:tab-stops>
          <style:tab-stop style:position="6.7283in" style:type="right" style:leader-style="dotted" style:leader-text="."/>
        </style:tab-stops>
      </style:paragraph-properties>
    </style:style>
    <style:style style:name="P80" style:family="paragraph" style:parent-style-name="Heading_20_3">
      <style:text-properties fo:font-weight="bold" style:font-weight-asian="bold" style:font-weight-complex="bold"/>
    </style:style>
    <style:style style:name="P8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style:font-name="Arial"/>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1" fo:font-weight="bold" style:font-weight-asian="bold"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style="italic" fo:font-weight="normal" style:font-style-asian="italic" style:font-weight-asian="normal" style:font-style-complex="italic" style:font-weight-complex="normal"/>
    </style:style>
    <style:style style:name="T14" style:family="text">
      <style:text-properties style:font-name="Arial1"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officeooo:rsid="00039645"/>
    </style:style>
    <style:style style:name="T18" style:family="text">
      <style:text-properties officeooo:rsid="000457bc"/>
    </style:style>
    <style:style style:name="T19" style:family="text">
      <style:text-properties officeooo:rsid="00059fa8"/>
    </style:style>
    <style:style style:name="T20" style:family="text">
      <style:text-properties officeooo:rsid="00092840"/>
    </style:style>
    <style:style style:name="T21" style:family="text">
      <style:text-properties officeooo:rsid="0011ff52"/>
    </style:style>
    <style:style style:name="T22" style:family="text">
      <style:text-properties officeooo:rsid="001429ce"/>
    </style:style>
    <style:style style:name="T23" style:family="text">
      <style:text-properties officeooo:rsid="001548d5"/>
    </style:style>
    <style:style style:name="T24" style:family="text">
      <style:text-properties officeooo:rsid="00187288"/>
    </style:style>
    <style:style style:name="T25" style:family="text">
      <style:text-properties officeooo:rsid="001aa8c8"/>
    </style:style>
    <style:style style:name="T26" style:family="text">
      <style:text-properties officeooo:rsid="001af374"/>
    </style:style>
    <style:style style:name="T27" style:family="text">
      <style:text-properties officeooo:rsid="001b2976"/>
    </style:style>
    <style:style style:name="T28" style:family="text">
      <style:text-properties officeooo:rsid="001ec80d"/>
    </style:style>
    <style:style style:name="T29" style:family="text">
      <style:text-properties officeooo:rsid="0022df44"/>
    </style:style>
    <style:style style:name="T30" style:family="text">
      <style:text-properties officeooo:rsid="0028a7f8"/>
    </style:style>
    <style:style style:name="T31" style:family="text">
      <style:text-properties officeooo:rsid="002c2d22"/>
    </style:style>
    <style:style style:name="T32" style:family="text">
      <style:text-properties officeooo:rsid="002e41f4"/>
    </style:style>
    <style:style style:name="T33" style:family="text">
      <style:text-properties officeooo:rsid="002f32e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text:span text:style-name="T23">1</text:span>.<text:span text:style-name="T23">0</text:span>.<text:span text:style-name="T26">0</text:span>.<text:span text:style-name="T26">1</text:span></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Introduction<text:tab/>3</text:p>
          <text:p text:style-name="P60">Warning<text:tab/>3</text:p>
          <text:p text:style-name="P60">User Interface<text:tab/>3</text:p>
          <text:p text:style-name="P79">Main Window<text:tab/>3</text:p>
          <text:p text:style-name="P79">Project window<text:tab/>4</text:p>
          <text:p text:style-name="P81">Renaming a Layout<text:tab/>4</text:p>
          <text:p text:style-name="P81">Re-Order Layouts<text:tab/>4</text:p>
          <text:p text:style-name="P81">Context Menu Items (Layouts Node)<text:tab/>5</text:p>
          <text:p text:style-name="P81">Context Menu Items (Layout Node)<text:tab/>5</text:p>
          <text:p text:style-name="P81">Context Menu Items (Reference Node)<text:tab/>6</text:p>
          <text:p text:style-name="P79">Layout Control window<text:tab/>6</text:p>
          <text:p text:style-name="P81">Card Count Group<text:tab/>6</text:p>
          <text:p text:style-name="P81">Card Layout<text:tab/>6</text:p>
          <text:p text:style-name="P81">Context Menu Items<text:tab/>8</text:p>
          <text:p text:style-name="P81">Multi-Select<text:tab/>8</text:p>
          <text:p text:style-name="P79">Element Control window<text:tab/>8</text:p>
          <text:p text:style-name="P81">Element<text:tab/>8</text:p>
          <text:p text:style-name="P81">Font (Text Elements)<text:tab/>9</text:p>
          <text:p text:style-name="P81">Graphic (Graphic Elements)<text:tab/>9</text:p>
          <text:p text:style-name="P81">Shape (Shape Elements)<text:tab/>10</text:p>
          <text:p text:style-name="P81">Border<text:tab/>10</text:p>
          <text:p text:style-name="P81">Outline<text:tab/>10</text:p>
          <text:p text:style-name="P79">Canvas window<text:tab/>10</text:p>
          <text:p text:style-name="P81">Canvas Alignment<text:tab/>11</text:p>
          <text:p text:style-name="P81">Dividers<text:tab/>12</text:p>
          <text:p text:style-name="P79">Logger window<text:tab/>12</text:p>
          <text:p text:style-name="P79">Defines window<text:tab/>12</text:p>
          <text:p text:style-name="P60">CSV Reference Files<text:tab/>12</text:p>
          <text:p text:style-name="P79">Creation<text:tab/>12</text:p>
          <text:p text:style-name="P79">Special Functions<text:tab/>12</text:p>
          <text:p text:style-name="P79">Color String Format<text:tab/>13</text:p>
          <text:p text:style-name="P81">RGB Color Format<text:tab/>13</text:p>
          <text:p text:style-name="P81">Color Name Format<text:tab/>13</text:p>
          <text:p text:style-name="P79">Font String Format<text:tab/>13</text:p>
          <text:p text:style-name="P79">Element Overrides<text:tab/>14</text:p>
          <text:p text:style-name="P81">Data Based Overrides<text:tab/>14</text:p>
          <text:p text:style-name="P81">Definition (Variable) Based Overrides (Incept Translator only at this time)<text:tab/>14</text:p>
          <text:p text:style-name="P81">Override Fields<text:tab/>14</text:p>
          <text:p text:style-name="P79">Define File<text:tab/>16</text:p>
          <text:p text:style-name="P79">Google References / Defines<text:tab/>16</text:p>
          <text:p text:style-name="P81">Google Authentication Setup<text:tab/>17</text:p>
          <text:p text:style-name="P60"><text:soft-page-break/>Translator<text:tab/>17</text:p>
          <text:p text:style-name="P79">Incept (Default)<text:tab/>17</text:p>
          <text:p text:style-name="P79">JavaScript<text:tab/>17</text:p>
          <text:p text:style-name="P60">Definition / Scripting Reference (Incept Translator)<text:tab/>17</text:p>
          <text:p text:style-name="P79">All Elements<text:tab/>18</text:p>
          <text:p text:style-name="P79">Graphic Elements<text:tab/>20</text:p>
          <text:p text:style-name="P79">Text Elements<text:tab/>21</text:p>
          <text:p text:style-name="P79">Formatted Text Elements<text:tab/>21</text:p>
          <text:p text:style-name="P79">Shape Elements<text:tab/>23</text:p>
          <text:p text:style-name="P81">Additional Parameters by Shape Table<text:tab/>24</text:p>
          <text:p text:style-name="P81">Grid Note<text:tab/>24</text:p>
          <text:p text:style-name="P79">Order of Translation<text:tab/>24</text:p>
          <text:p text:style-name="P60">Settings<text:tab/>25</text:p>
          <text:p text:style-name="P79">General<text:tab/>25</text:p>
          <text:p text:style-name="P79">PDF Export Settings<text:tab/>25</text:p>
          <text:p text:style-name="P81">Exporting Layouts<text:tab/>25</text:p>
          <text:p text:style-name="P81">Layout Notes<text:tab/>26</text:p>
          <text:p text:style-name="P79">Where is the print option?<text:tab/>26</text:p>
          <text:p text:style-name="P60">Layout Templates<text:tab/>26</text:p>
        </text:index-body>
      </text:table-of-content>
      <text:p text:style-name="P3"/>
      <text:h text:style-name="P77"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46">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32">File Menu Item</text:p>
          </table:table-cell>
          <table:table-cell table:style-name="Table6.B1" office:value-type="string">
            <text:p text:style-name="P32">Function</text:p>
          </table:table-cell>
        </table:table-row>
        <table:table-row>
          <table:table-cell table:style-name="Table6.A2" office:value-type="string">
            <text:p text:style-name="P33">New Project</text:p>
          </table:table-cell>
          <table:table-cell table:style-name="Table6.B2" office:value-type="string">
            <text:p text:style-name="P33">Creates a new default project. </text:p>
          </table:table-cell>
        </table:table-row>
        <table:table-row>
          <table:table-cell table:style-name="Table6.A2" office:value-type="string">
            <text:p text:style-name="P33">Open Project...</text:p>
          </table:table-cell>
          <table:table-cell table:style-name="Table6.B2" office:value-type="string">
            <text:p text:style-name="P33">Opens a project file.</text:p>
          </table:table-cell>
        </table:table-row>
        <table:table-row>
          <table:table-cell table:style-name="Table6.A2" office:value-type="string">
            <text:p text:style-name="P33">Save Project...</text:p>
          </table:table-cell>
          <table:table-cell table:style-name="Table6.B2" office:value-type="string">
            <text:p text:style-name="P33">Saves the current project to the loaded file (or prompts the user if the file does not yet exist).</text:p>
          </table:table-cell>
        </table:table-row>
        <table:table-row>
          <table:table-cell table:style-name="Table6.A2" office:value-type="string">
            <text:p text:style-name="P33">Save Project As...</text:p>
          </table:table-cell>
          <table:table-cell table:style-name="Table6.B2" office:value-type="string">
            <text:p text:style-name="P33">Allows the user to save the project as a different file name.</text:p>
          </table:table-cell>
        </table:table-row>
        <table:table-row>
          <table:table-cell table:style-name="Table6.A2" office:value-type="string">
            <text:p text:style-name="P33">Export Project to Images...</text:p>
          </table:table-cell>
          <table:table-cell table:style-name="Table6.B2" office:value-type="string">
            <text:p text:style-name="P33">Displays the Image Export dialog for the project.</text:p>
          </table:table-cell>
        </table:table-row>
        <table:table-row>
          <table:table-cell table:style-name="Table6.A2" office:value-type="string">
            <text:p text:style-name="P33">Export Project to PDF...</text:p>
          </table:table-cell>
          <table:table-cell table:style-name="Table6.B2" office:value-type="string">
            <text:p text:style-name="P33">Displays the PDF Export dialog for the project.</text:p>
          </table:table-cell>
        </table:table-row>
        <table:table-row>
          <table:table-cell table:style-name="Table6.A2" office:value-type="string">
            <text:p text:style-name="P33">Close</text:p>
          </table:table-cell>
          <table:table-cell table:style-name="Table6.B2" office:value-type="string">
            <text:p text:style-name="P33">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32">Edit Menu Item</text:p>
          </table:table-cell>
          <table:table-cell table:style-name="Table27.B1" office:value-type="string">
            <text:p text:style-name="P32">Function</text:p>
          </table:table-cell>
        </table:table-row>
        <table:table-row>
          <table:table-cell table:style-name="Table27.A2" office:value-type="string">
            <text:p text:style-name="P33">Undo</text:p>
          </table:table-cell>
          <table:table-cell table:style-name="Table27.B2" office:value-type="string">
            <text:p text:style-name="P33">Undoes the last element or layout change. </text:p>
          </table:table-cell>
        </table:table-row>
        <table:table-row>
          <table:table-cell table:style-name="Table27.A2" office:value-type="string">
            <text:p text:style-name="P33">Redo</text:p>
          </table:table-cell>
          <table:table-cell table:style-name="Table27.B2" office:value-type="string">
            <text:p text:style-name="P33">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32">View Menu Item</text:p>
          </table:table-cell>
          <table:table-cell table:style-name="Table7.B1" office:value-type="string">
            <text:p text:style-name="P32">Function</text:p>
          </table:table-cell>
        </table:table-row>
        <table:table-row>
          <table:table-cell table:style-name="Table7.A2" office:value-type="string">
            <text:p text:style-name="P33">Draw Element Borders</text:p>
          </table:table-cell>
          <table:table-cell table:style-name="Table7.B2" office:value-type="string">
            <text:p text:style-name="P33">Toggles the red outline drawn around each element in the Canvas window.</text:p>
          </table:table-cell>
        </table:table-row>
        <table:table-row>
          <table:table-cell table:style-name="Table7.A2" office:value-type="string">
            <text:p text:style-name="P33">Draw Selected Element Guides</text:p>
          </table:table-cell>
          <table:table-cell table:style-name="Table7.B2" office:value-type="string">
            <text:p text:style-name="P33">Toggles the visibility of the guide lines indicating the location of the Element as related to others.</text:p>
          </table:table-cell>
        </table:table-row>
        <table:table-row>
          <table:table-cell table:style-name="Table7.A2" office:value-type="string">
            <text:p text:style-name="P33">Draw Formatted Text Word Borders</text:p>
          </table:table-cell>
          <table:table-cell table:style-name="Table7.B2" office:value-type="string">
            <text:p text:style-name="P33">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32">Project Menu Item</text:p>
            </table:table-cell>
            <table:table-cell table:style-name="Table22.B1" office:value-type="string">
              <text:p text:style-name="P32">Function</text:p>
            </table:table-cell>
          </table:table-row>
        </table:table-header-rows>
        <table:table-row table:style-name="Table22.1">
          <table:table-cell table:style-name="Table22.A2" office:value-type="string">
            <text:p text:style-name="P33">Clear Image Cache</text:p>
          </table:table-cell>
          <table:table-cell table:style-name="Table22.B2" office:value-type="string">
            <text:p text:style-name="P33">Clears any cached images from memory forcing them to reload from disc. (allowing changes made by external programs)</text:p>
          </table:table-cell>
        </table:table-row>
        <table:table-row table:style-name="Table22.1">
          <table:table-cell table:style-name="Table22.A2" office:value-type="string">
            <text:p text:style-name="P33">Update Known Issues</text:p>
          </table:table-cell>
          <table:table-cell table:style-name="Table22.B2" office:value-type="string">
            <text:p text:style-name="P33">Displays / Updates the known issues dialog. Each problem area will be transitioned to upon clicking on an issue.<text:line-break/>Note: Your project <text:span text:style-name="T15">must</text:span> be saved to use this feature.</text:p>
          </table:table-cell>
        </table:table-row>
        <table:table-row table:style-name="Table22.1">
          <table:table-cell table:style-name="Table22.A2" office:value-type="string">
            <text:p text:style-name="P33">Import Layouts...</text:p>
          </table:table-cell>
          <table:table-cell table:style-name="Table22.B2" office:value-type="string">
            <text:p text:style-name="P33">Allows the import of layouts from other CardMaker project files.</text:p>
          </table:table-cell>
        </table:table-row>
        <table:table-row table:style-name="Table22.1">
          <table:table-cell table:style-name="Table22.A2" office:value-type="string">
            <text:p text:style-name="P33">Clear All Google Cache Entries</text:p>
          </table:table-cell>
          <table:table-cell table:style-name="Table22.B2" office:value-type="string">
            <text:p text:style-name="P33">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32">Layout Menu Item</text:p>
          </table:table-cell>
          <table:table-cell table:style-name="Table30.B1" office:value-type="string">
            <text:p text:style-name="P32">Function</text:p>
          </table:table-cell>
        </table:table-row>
        <table:table-row>
          <table:table-cell table:style-name="Table30.A2" office:value-type="string">
            <text:p text:style-name="P33">Reload References</text:p>
          </table:table-cell>
          <table:table-cell table:style-name="Table30.B2" office:value-type="string">
            <text:p text:style-name="P33">Reloads the references for the currently selected Layout. If Google </text:p>
            <text:p text:style-name="P33">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32">Tools Menu Item</text:p>
          </table:table-cell>
          <table:table-cell table:style-name="Table23.B1" office:value-type="string">
            <text:p text:style-name="P32">Function</text:p>
          </table:table-cell>
        </table:table-row>
        <table:table-row>
          <table:table-cell table:style-name="Table23.A2" office:value-type="string">
            <text:p text:style-name="P33">Project Manager</text:p>
          </table:table-cell>
          <table:table-cell table:style-name="Table23.B2" office:value-type="string">
            <text:p text:style-name="P33">Viewer for all projects within a given directory structure.</text:p>
          </table:table-cell>
        </table:table-row>
        <table:table-row>
          <table:table-cell table:style-name="Table23.A2" office:value-type="string">
            <text:p text:style-name="P33">Color Picker</text:p>
          </table:table-cell>
          <table:table-cell table:style-name="Table23.B2" office:value-type="string">
            <text:p text:style-name="P33">The color selection dialog (useful if you need the color value)</text:p>
          </table:table-cell>
        </table:table-row>
        <table:table-row>
          <table:table-cell table:style-name="Table23.A2" office:value-type="string">
            <text:p text:style-name="P33">Remove Layout Templates</text:p>
          </table:table-cell>
          <table:table-cell table:style-name="Table23.B2" office:value-type="string">
            <text:p text:style-name="P33">Dialog for removing layout templates.</text:p>
          </table:table-cell>
        </table:table-row>
        <table:table-row>
          <table:table-cell table:style-name="Table23.A2" office:value-type="string">
            <text:p text:style-name="P33">Illegal File Name Character Replacement...</text:p>
          </table:table-cell>
          <table:table-cell table:style-name="Table23.B2" office:value-type="string">
            <text:p text:style-name="P33">Configures the characters to replace those that are invalid on export of the project. (empty by default)</text:p>
          </table:table-cell>
        </table:table-row>
        <table:table-row>
          <table:table-cell table:style-name="Table23.A2" office:value-type="string">
            <text:p text:style-name="P33">Update Google Credentials...</text:p>
          </table:table-cell>
          <table:table-cell table:style-name="Table23.B2" office:value-type="string">
            <text:p text:style-name="P33">Allows you to update the AccessToken used when connecting to a Google Spreadsheet reference.</text:p>
          </table:table-cell>
        </table:table-row>
        <table:table-row>
          <table:table-cell table:style-name="Table23.A2" office:value-type="string">
            <text:p text:style-name="P33">Settings...</text:p>
          </table:table-cell>
          <table:table-cell table:style-name="Table23.B2" office:value-type="string">
            <text:p text:style-name="P33">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32">Windows Menu Item</text:p>
          </table:table-cell>
          <table:table-cell table:style-name="Table28.B1" office:value-type="string">
            <text:p text:style-name="P32">Function</text:p>
          </table:table-cell>
        </table:table-row>
        <table:table-row>
          <table:table-cell table:style-name="Table28.A2" office:value-type="string">
            <text:p text:style-name="P33">(Window Name)</text:p>
          </table:table-cell>
          <table:table-cell table:style-name="Table28.B2" office:value-type="string">
            <text:p text:style-name="P33">Opens the given window</text:p>
          </table:table-cell>
        </table:table-row>
      </table:table>
      <text:h text:style-name="Heading_20_2" text:outline-level="2">Project window</text:h>
      <text:p text:style-name="P46">The Project window contains a tree view indicating the card layouts and their associated reference files. </text:p>
      <text:h text:style-name="Heading_20_3" text:outline-level="3">Renaming a Layout</text:h>
      <text:p text:style-name="P46">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32">Menu Item</text:p>
            </table:table-cell>
            <table:table-cell table:style-name="Table24.A1" office:value-type="string">
              <text:p text:style-name="P32">Node Type</text:p>
            </table:table-cell>
            <table:table-cell table:style-name="Table24.C1" office:value-type="string">
              <text:p text:style-name="P32">Function</text:p>
            </table:table-cell>
          </table:table-row>
        </table:table-header-rows>
        <table:table-row table:style-name="Table24.1">
          <table:table-cell table:style-name="Table24.A2" office:value-type="string">
            <text:p text:style-name="P33">Add Card Layout...</text:p>
          </table:table-cell>
          <table:table-cell table:style-name="Table24.A2" office:value-type="string">
            <text:p text:style-name="P33">Layouts</text:p>
          </table:table-cell>
          <table:table-cell table:style-name="Table24.C2" office:value-type="string">
            <text:p text:style-name="P33">Adds a new layout based the parameters supplied in the dialog.</text:p>
          </table:table-cell>
        </table:table-row>
        <table:table-row table:style-name="Table24.1">
          <table:table-cell table:style-name="Table24.A2" office:value-type="string">
            <text:p text:style-name="P33">Add Card Layout From Template...</text:p>
          </table:table-cell>
          <table:table-cell table:style-name="Table24.A2" office:value-type="string">
            <text:p text:style-name="P33">Layouts</text:p>
          </table:table-cell>
          <table:table-cell table:style-name="Table24.C2" office:value-type="string">
            <text:p text:style-name="P33">Adds the selected Layout template from the dialog with the name specified.</text:p>
          </table:table-cell>
        </table:table-row>
        <table:table-row table:style-name="Table24.1">
          <table:table-cell table:style-name="Table24.A2" office:value-type="string">
            <text:p text:style-name="P33">Set Name Format...</text:p>
          </table:table-cell>
          <table:table-cell table:style-name="Table24.A2" office:value-type="string">
            <text:p text:style-name="P33">Layout(s)</text:p>
          </table:table-cell>
          <table:table-cell table:style-name="Table24.C2" office:value-type="string">
            <text:p text:style-name="P33">Adjusts the naming scheme associated with the project when exporting images. </text:p>
            <text:p text:style-name="P33"/>
            <text:p text:style-name="P33">Special codes in the name format:</text:p>
            <text:p text:style-name="P33">@[column_name] – A value from the reference / define</text:p>
            <text:p text:style-name="P33">## – card number <text:span text:style-name="T24">(1 based)</text:span></text:p>
            <text:p text:style-name="P34">#SC – Sub card number (1 based)</text:p>
            <text:p text:style-name="P33">#L – layout name</text:p>
          </table:table-cell>
        </table:table-row>
        <table:table-row table:style-name="Table24.1">
          <table:table-cell table:style-name="Table24.A2" office:value-type="string">
            <text:p text:style-name="P33">Project Settings...</text:p>
          </table:table-cell>
          <table:table-cell table:style-name="Table24.A2" office:value-type="string">
            <text:p text:style-name="P33">Layouts</text:p>
          </table:table-cell>
          <table:table-cell table:style-name="Table24.C2" office:value-type="string">
            <text:p text:style-name="P33">Allows you to configure project level settings. You can set the project-wide translator type and the default define reference type. </text:p>
            <text:p text:style-name="P33"/>
            <text:p text:style-name="P33">The <text:span text:style-name="T17">D</text:span>efault <text:span text:style-name="T17">D</text:span>efine <text:span text:style-name="T17">R</text:span>eference <text:span text:style-name="T17">T</text:span>ype <text:span text:style-name="T17">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32">Menu Item</text:p>
          </table:table-cell>
          <table:table-cell table:style-name="Table25.B1" office:value-type="string">
            <text:p text:style-name="P32">Function</text:p>
          </table:table-cell>
        </table:table-row>
        <table:table-row>
          <table:table-cell table:style-name="Table25.A2" office:value-type="string">
            <text:p text:style-name="P33">Duplicate Layout</text:p>
          </table:table-cell>
          <table:table-cell table:style-name="Table25.B2" office:value-type="string">
            <text:p text:style-name="P33">Duplicates the selected layout</text:p>
          </table:table-cell>
        </table:table-row>
        <table:table-row>
          <table:table-cell table:style-name="Table25.A2" office:value-type="string">
            <text:p text:style-name="P33">Define as Template Layout...</text:p>
          </table:table-cell>
          <table:table-cell table:style-name="Table25.B2" office:value-type="string">
            <text:p text:style-name="P33">Adds the selected layout to the list of layout templates. All aspects of the layout (including elements) are persisted except the name.</text:p>
          </table:table-cell>
        </table:table-row>
        <table:table-row>
          <table:table-cell table:style-name="Table25.A2" office:value-type="string">
            <text:p text:style-name="P33">Remove Card Layout</text:p>
          </table:table-cell>
          <table:table-cell table:style-name="Table25.B2" office:value-type="string">
            <text:p text:style-name="P33">Removes the selected layout</text:p>
          </table:table-cell>
        </table:table-row>
        <table:table-row>
          <table:table-cell table:style-name="Table25.A2" office:value-type="string">
            <text:p text:style-name="P33">Export Card Layout as Images...</text:p>
          </table:table-cell>
          <table:table-cell table:style-name="Table25.B2" office:value-type="string">
            <text:p text:style-name="P33">Displays the Image Export dialog for the selected layout. There are a few special settings:</text:p>
            <text:p text:style-name="P33"/>
            <text:p text:style-name="P33">Stitch Skip Index: A value to indicate any gaps to intentionally leave in the stitched export.</text:p>
            <text:p text:style-name="P33"/>
            <text:p text:style-name="P33">File Name Format (see Configure Layout Export for details)</text:p>
          </table:table-cell>
        </table:table-row>
        <table:table-row>
          <table:table-cell table:style-name="Table25.A2" office:value-type="string">
            <text:p text:style-name="P33">Export Card Layout as PDF...</text:p>
          </table:table-cell>
          <table:table-cell table:style-name="Table25.B2" office:value-type="string">
            <text:p text:style-name="P33">Displays the PDF Export dialog for the selected layout</text:p>
          </table:table-cell>
        </table:table-row>
        <table:table-row>
          <table:table-cell table:style-name="Table25.A2" office:value-type="string">
            <text:p text:style-name="P33">Add Reference...</text:p>
          </table:table-cell>
          <table:table-cell table:style-name="Table25.B2" office:value-type="string">
            <text:p text:style-name="P33">Adds a reference file (CSV) to be associated with the selected layout</text:p>
          </table:table-cell>
        </table:table-row>
        <table:table-row>
          <table:table-cell table:style-name="Table25.A2" office:value-type="string">
            <text:p text:style-name="P33">Add Google Spreadsheet Reference...</text:p>
          </table:table-cell>
          <table:table-cell table:style-name="Table25.B2" office:value-type="string">
            <text:p text:style-name="P33">Adds a reference to a Google Spreadsheet. Each time you open the project the AuthToken will be requested.</text:p>
          </table:table-cell>
        </table:table-row>
        <table:table-row>
          <table:table-cell table:style-name="Table25.A2" office:value-type="string">
            <text:p text:style-name="P33">Configure Layout Export...</text:p>
          </table:table-cell>
          <table:table-cell table:style-name="Table25.B2" office:value-type="string">
            <text:p text:style-name="P33">Configures numerous settings for the export of images:</text:p>
            <text:p text:style-name="P33"/>
            <text:p text:style-name="P33">Naming scheme associated with the project or layout:</text:p>
            <text:p text:style-name="P33"/>
            <text:p text:style-name="P33">Special codes in the name format:</text:p>
            <text:p text:style-name="P33">@[column_name] – A value from the reference</text:p>
            <text:p text:style-name="P33">## – card number</text:p>
            <text:p text:style-name="P33"><text:soft-page-break/>#L – layout name</text:p>
            <text:p text:style-name="P33"/>
            <text:p text:style-name="P33">Export rotation if your images need to be rotated 90/-90 degrees. This applies to pdf, and image export.</text:p>
            <text:p text:style-name="P33"/>
            <text:p text:style-name="P33">Stitched columns/rows configures the width and height based on the buffer and layout size. </text:p>
            <text:p text:style-name="P33"/>
            <text:p text:style-name="P33">Export width and height for export to stitch multiple images together into one.</text:p>
            <text:p text:style-name="P33"/>
            <text:p text:style-name="P33">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32">Menu Item</text:p>
            </table:table-cell>
            <table:table-cell table:style-name="Table5.B1" office:value-type="string">
              <text:p text:style-name="P32">Function</text:p>
            </table:table-cell>
          </table:table-row>
        </table:table-header-rows>
        <table:table-row table:style-name="Table5.1">
          <table:table-cell table:style-name="Table5.A2" office:value-type="string">
            <text:p text:style-name="P33">Set as Default Reference</text:p>
          </table:table-cell>
          <table:table-cell table:style-name="Table5.B2" office:value-type="string">
            <text:p text:style-name="P33">Sets the selected Reference as the default for the layout associated with it.</text:p>
          </table:table-cell>
        </table:table-row>
        <table:table-row table:style-name="Table5.1">
          <table:table-cell table:style-name="Table5.A2" office:value-type="string">
            <text:p text:style-name="P33">Remove Reference</text:p>
          </table:table-cell>
          <table:table-cell table:style-name="Table5.B2" office:value-type="string">
            <text:p text:style-name="P33">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6">Control</text:p>
            </table:table-cell>
            <table:table-cell table:style-name="Table9.B1" office:value-type="string">
              <text:p text:style-name="P16">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23">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23">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23">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6">Control</text:p>
            </table:table-cell>
            <table:table-cell table:style-name="Table10.B1" office:value-type="string">
              <text:p text:style-name="P16">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23">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23">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23">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23">The height of the layout in pixels</text:p>
          </table:table-cell>
        </table:table-row>
        <text:soft-page-break/>
        <table:table-row table:style-name="Table10.1">
          <table:table-cell table:style-name="Table10.A2" office:value-type="string">
            <text:p text:style-name="P15">Setup (button)</text:p>
          </table:table-cell>
          <table:table-cell table:style-name="Table10.B2" office:value-type="string">
            <text:p text:style-name="P28">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0">Draw Border</text:p>
          </table:table-cell>
          <table:table-cell table:style-name="Table10.B2" office:value-type="string">
            <text:p text:style-name="P23">Draws a black border 1 pixel wide on the edges of the layout. This is primarily intended for cutting cards out after printing.</text:p>
          </table:table-cell>
        </table:table-row>
        <table:table-row table:style-name="Table10.1">
          <table:table-cell table:style-name="Table10.A2" office:value-type="string">
            <text:p text:style-name="P10">Load All References</text:p>
          </table:table-cell>
          <table:table-cell table:style-name="Table10.B2" office:value-type="string">
            <text:p text:style-name="P23">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23">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23"/>
            <text:p text:style-name="P23">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23">Adds a new element.</text:p>
          </table:table-cell>
        </table:table-row>
        <table:table-row table:style-name="Table10.1">
          <table:table-cell table:style-name="Table10.A2" office:value-type="string">
            <text:p text:style-name="P10">Dupe</text:p>
          </table:table-cell>
          <table:table-cell table:style-name="Table10.B2" office:value-type="string">
            <text:p text:style-name="P23">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23">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23">Renames the selected element. </text:p>
            <text:p text:style-name="P23"><text:span text:style-name="T9">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46"/>
      <text:p text:style-name="P46">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58">Description</text:p>
            </table:table-cell>
            <table:table-cell table:style-name="Table16.B1" office:value-type="string">
              <text:p text:style-name="P58">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32">Menu Item</text:p>
            </table:table-cell>
            <table:table-cell table:style-name="Table31.B1" office:value-type="string">
              <text:p text:style-name="P32">Function</text:p>
            </table:table-cell>
          </table:table-row>
        </table:table-header-rows>
        <table:table-row table:style-name="Table31.1">
          <table:table-cell table:style-name="Table31.A2" office:value-type="string">
            <text:p text:style-name="P33">Copy</text:p>
          </table:table-cell>
          <table:table-cell table:style-name="Table31.B2" office:value-type="string">
            <text:p text:style-name="P33">Copies the selected Element(s) to the clipboard.</text:p>
          </table:table-cell>
        </table:table-row>
        <table:table-row table:style-name="Table31.1">
          <table:table-cell table:style-name="Table31.A2" office:value-type="string">
            <text:p text:style-name="P33">Paste</text:p>
          </table:table-cell>
          <table:table-cell table:style-name="Table31.B2" office:value-type="string">
            <text:p text:style-name="P33">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3">Paste Settings...</text:p>
          </table:table-cell>
          <table:table-cell table:style-name="Table31.B2" office:value-type="string">
            <text:p text:style-name="P33">Applies the specified settings from the Element in the clipboard to all selected Elements.</text:p>
          </table:table-cell>
        </table:table-row>
      </table:table>
      <text:h text:style-name="Heading_20_3" text:outline-level="3">Multi-Select</text:h>
      <text:p text:style-name="P4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6">Control</text:p>
            </table:table-cell>
            <table:table-cell table:style-name="Table11.B1" office:value-type="string">
              <text:p text:style-name="P16">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23">The type of element.</text:p>
          </table:table-cell>
        </table:table-row>
        <table:table-row table:style-name="Table11.1">
          <table:table-cell table:style-name="Table11.A2" office:value-type="string">
            <text:p text:style-name="P10">X</text:p>
          </table:table-cell>
          <table:table-cell table:style-name="Table11.B2" office:value-type="string">
            <text:p text:style-name="P23">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23">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23">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23">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23">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23">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23">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23">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23"/>
            <text:p text:style-name="P23">When working with a Graphic element type the “...” button may be used to browse to and select supported graphic files.</text:p>
            <text:p text:style-name="P23"/>
            <text:p text:style-name="P23">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6">Control</text:p>
            </table:table-cell>
            <table:table-cell table:style-name="Table12.B1" office:value-type="string">
              <text:p text:style-name="P16">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23">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23">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23">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23">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23">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23">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23">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23">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9">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23">Adjusts the spacing between text lines. <text:span text:style-name="T4">Note:</text:span> This can only be used with <text:span text:style-name="T9">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23">Adjusts the spacing between words (can be negative). <text:span text:style-name="T4">Note:</text:span> This can only be used with <text:span text:style-name="T9">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23">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23">The vertical alignment of the text within the element space.</text:p>
          </table:table-cell>
        </table:table-row>
      </table:table>
      <text:p text:style-name="P46">Notes: </text:p>
      <text:list xml:id="list8242147087874795968" text:style-name="L1">
        <text:list-item>
          <text:p text:style-name="P62">The text will appear to be red until the font has been set once.</text:p>
        </text:list-item>
        <text:list-item>
          <text:p text:style-name="P61"><text:span text:style-name="T6">Any strings that are too large to fit in the desired element will be drawn with ellipsis to help find issues. The ellipsis will </text:span><text:span text:style-name="T7">not</text:span><text:span text:style-name="T6">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6">Control</text:p>
            </table:table-cell>
            <table:table-cell table:style-name="Table21.B1" office:value-type="string">
              <text:p text:style-name="P16">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23">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23">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23">The horizontal alignment of the graphic within the element space.</text:p>
            <text:p text:style-name="P30">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23">The vertical alignment of the graphic within the element space.</text:p>
            <text:p text:style-name="P30">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23">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6">Control</text:p>
          </table:table-cell>
          <table:table-cell table:style-name="Table14.B1" office:value-type="string">
            <text:p text:style-name="P16">Function</text:p>
          </table:table-cell>
        </table:table-row>
        <table:table-row>
          <table:table-cell table:style-name="Table14.A2" office:value-type="string">
            <text:p text:style-name="P10">Color</text:p>
          </table:table-cell>
          <table:table-cell table:style-name="Table14.B2" office:value-type="string">
            <text:p text:style-name="P23">The color to render the shape with.</text:p>
          </table:table-cell>
        </table:table-row>
      </table:table>
      <text:p text:style-name="P46">See shape information in the <text:span text:style-name="T10"><text:s/></text:span><text:span text:style-name="T10"><text:bookmark-ref text:reference-format="chapter" text:ref-name="__RefHeading__30631621"/></text:span><text:span text:style-name="T10"><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6">Control</text:p>
          </table:table-cell>
          <table:table-cell table:style-name="Table13.B1" office:value-type="string">
            <text:p text:style-name="P16">Function</text:p>
          </table:table-cell>
        </table:table-row>
        <table:table-row>
          <table:table-cell table:style-name="Table13.A2" office:value-type="string">
            <text:p text:style-name="P10">Color</text:p>
          </table:table-cell>
          <table:table-cell table:style-name="Table13.B2" office:value-type="string">
            <text:p text:style-name="P23">The color of the element border.</text:p>
          </table:table-cell>
        </table:table-row>
        <table:table-row>
          <table:table-cell table:style-name="Table13.A2" office:value-type="string">
            <text:p text:style-name="P10">Thickness</text:p>
          </table:table-cell>
          <table:table-cell table:style-name="Table13.B2" office:value-type="string">
            <text:p text:style-name="P23">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6">Control</text:p>
          </table:table-cell>
          <table:table-cell table:style-name="Table18.B1" office:value-type="string">
            <text:p text:style-name="P16">Function</text:p>
          </table:table-cell>
        </table:table-row>
        <table:table-row>
          <table:table-cell table:style-name="Table18.A2" office:value-type="string">
            <text:p text:style-name="P10">Color</text:p>
          </table:table-cell>
          <table:table-cell table:style-name="Table18.B2" office:value-type="string">
            <text:p text:style-name="P23">The color of the outline border.</text:p>
          </table:table-cell>
        </table:table-row>
        <table:table-row>
          <table:table-cell table:style-name="Table18.A2" office:value-type="string">
            <text:p text:style-name="P10">Thickness</text:p>
          </table:table-cell>
          <table:table-cell table:style-name="Table18.B2" office:value-type="string">
            <text:p text:style-name="P23">The thickness of the outline (in pixels). If this is 0 no outline is drawn.</text:p>
          </table:table-cell>
        </table:table-row>
      </table:table>
      <text:h text:style-name="Heading_20_2" text:outline-level="2">Canvas window</text:h>
      <text:p text:style-name="P4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46">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46">Note: The green border on selected items will not appear if you have disabled the <text:span text:style-name="T4">Draw Element Borders</text:span> option.</text:p>
      <text:p text:style-name="P46">You can use the right mouse button to select the element under the cursor. If more than one item is under the cursor a context menu will display a list to select from.</text:p>
      <text:p text:style-name="P47"><text:soft-page-break/>You can press and hold the middle mouse button to pan around the layout. This is useful if zoomed in or any time the scroll bars are visible.</text:p>
      <text:p text:style-name="P4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56">Description</text:p>
            </table:table-cell>
            <table:table-cell table:style-name="Table17.B1" office:value-type="string">
              <text:p text:style-name="P56">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35">Toggle Mode – switch between move(normal) and rotate-only</text:p>
          </table:table-cell>
          <table:table-cell table:style-name="Table17.B2" office:value-type="string">
            <text:p text:style-name="P35">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6">Control</text:p>
          </table:table-cell>
          <table:table-cell table:style-name="Table32.B1" office:value-type="string">
            <text:p text:style-name="P16">Function</text:p>
          </table:table-cell>
        </table:table-row>
        <table:table-row>
          <table:table-cell table:style-name="Table32.A2" office:value-type="string">
            <text:p text:style-name="P10">Center Elements Horizontally</text:p>
          </table:table-cell>
          <table:table-cell table:style-name="Table32.B2" office:value-type="string">
            <text:p text:style-name="P23">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23">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23">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23">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23">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soft-page-break/>Dividers</text:h>
      <text:p text:style-name="P55">You can configure dividers to help layout elements by dividing the card. These lines can be toggled off and on <text:span text:style-name="T30">with the Toggle Dividers button</text:span>. They are never exported to the final output.</text:p>
      <text:h text:style-name="Heading_20_2" text:outline-level="2">Logger window</text:h>
      <text:p text:style-name="P46">Context Menu</text:p>
      <table:table table:name="Table15" table:style-name="Table15">
        <table:table-column table:style-name="Table15.A"/>
        <table:table-column table:style-name="Table15.B"/>
        <table:table-row>
          <table:table-cell table:style-name="Table15.A1" office:value-type="string">
            <text:p text:style-name="P16">Control</text:p>
          </table:table-cell>
          <table:table-cell table:style-name="Table15.B1" office:value-type="string">
            <text:p text:style-name="P16">Function</text:p>
          </table:table-cell>
        </table:table-row>
        <table:table-row>
          <table:table-cell table:style-name="Table15.A2" office:value-type="string">
            <text:p text:style-name="P10">Copy Line to Clipboard</text:p>
          </table:table-cell>
          <table:table-cell table:style-name="Table15.B2" office:value-type="string">
            <text:p text:style-name="P23">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23">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46">CSV reference files have 4 strict content rules:</text:p>
      <text:list xml:id="list4775306414123509120" text:style-name="L2">
        <text:list-item>
          <text:p text:style-name="P63">The separator character must be a comma. Some editors may switch this on you!</text:p>
        </text:list-item>
        <text:list-item>
          <text:p text:style-name="P63">The first row must contain the column names. The columns may be named with spaces but should not use the [ or ] characters (or anything else that might confuse the parser when trying to translate references).</text:p>
        </text:list-item>
        <text:list-item>
          <text:p text:style-name="P63">The first column may be named anything, but the contents should always be the card count of the given row. (an empty entry assumes 1 instance of the given row)</text:p>
        </text:list-item>
        <text:list-item>
          <text:p text:style-name="P65"><text:span text:style-name="T6">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6"><text:bookmark-ref text:reference-format="text" text:ref-name="__RefHeading__2250_1943963514">Text Elements</text:bookmark-ref></text:span><text:span text:style-name="T6"> section.</text:span></text:p>
        </text:list-item>
        <text:list-item>
          <text:p text:style-name="P64">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6">Function</text:p>
            </table:table-cell>
            <table:table-cell table:style-name="Table8.B1" office:value-type="string">
              <text:p text:style-name="P16">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23">In the first column set the card count to 0.</text:p>
          </table:table-cell>
        </table:table-row>
        <text:soft-page-break/>
        <table:table-row table:style-name="Table8.1">
          <table:table-cell table:style-name="Table8.A2" office:value-type="string">
            <text:p text:style-name="P10">Specifying the layout</text:p>
          </table:table-cell>
          <table:table-cell table:style-name="Table8.B2" office:value-type="string">
            <text:p text:style-name="P23">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7">Colors are formatted into strings as follows:</text:p>
      <text:p text:style-name="P36"/>
      <text:p text:style-name="P38">RRRGGGBBB or RRRGGGBBBAAA</text:p>
      <text:p text:style-name="P36"/>
      <text:p text:style-name="P36">Each block is a 3 digit representation of the color value for the given color. (R – Red; G – Green; B – Blue; A - Alpha)</text:p>
      <text:p text:style-name="P36"/>
      <text:p text:style-name="P36">Example: 012123167</text:p>
      <text:p text:style-name="P36"/>
      <text:p text:style-name="P36">You can also specify a color using hexadecimal values:</text:p>
      <text:p text:style-name="P36">RRGGBB or RRGGBBAA</text:p>
      <text:p text:style-name="P36"/>
      <text:p text:style-name="P36">Example: 882859</text:p>
      <text:p text:style-name="P36"/>
      <text:p text:style-name="P36">Be sure to include any leading zeroes. The type of color value you specify (hex vs. decimal) is based solely on string length: 6/8(hex)</text:p>
      <text:p text:style-name="P36"/>
      <text:p text:style-name="P36">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37"/>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78" text:outline-level="2"><text:bookmark-start text:name="__RefHeading__2151_2015678595"/>Font String Format<text:bookmark-end text:name="__RefHeading__2151_2015678595"/></text:h>
      <text:p text:style-name="P8">Fonts are formatted into strings as follows:</text:p>
      <text:p text:style-name="P40"/>
      <text:p text:style-name="P39">fontname;fontsize;bold;underline;italicized;strikeout</text:p>
      <text:p text:style-name="P40"/>
      <text:p text:style-name="Table_20_Contents"><text:span text:style-name="T13">fontname</text:span><text:span text:style-name="T12"> – string name of a font (“Arial”)</text:span></text:p>
      <text:p text:style-name="Table_20_Contents"><text:span text:style-name="T13">fontsize</text:span><text:span text:style-name="T12"> – size of the font (like the size in a word processor)</text:span></text:p>
      <text:p text:style-name="Table_20_Contents"><text:span text:style-name="T13">bold</text:span><text:span text:style-name="T12"> – 1 or 0 (on or off)</text:span></text:p>
      <text:p text:style-name="Table_20_Contents"><text:span text:style-name="T13">underline</text:span><text:span text:style-name="T12"> – 1 or 0 (on or off)</text:span></text:p>
      <text:p text:style-name="Table_20_Contents"><text:span text:style-name="T13">italicized</text:span><text:span text:style-name="T12"> – 1 or 0 (on or off)</text:span></text:p>
      <text:p text:style-name="Table_20_Contents"><text:soft-page-break/><text:span text:style-name="T13">strikeout</text:span><text:span text:style-name="T12"> – 1 or 0 (on or off)</text:span></text:p>
      <text:p text:style-name="P40"/>
      <text:p text:style-name="P40"><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52">override:[element name]:[element value]</text:p>
      <text:p text:style-name="Text_20_body">Example: <text:span text:style-name="T4">override:text_field:x</text:span></text:p>
      <text:p text:style-name="P48">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8"><text:bookmark-ref text:reference-format="text" text:ref-name="__RefHeading__30631621">Definition / Scripting Reference (Incept Translator)</text:bookmark-ref></text:span><text:span text:style-name="T8">. This allows the override value to be defined based on other properties of the given card.</text:span></text:p>
      <text:h text:style-name="Heading_20_3" text:outline-level="3">Definition (Variable) Based Overrides <text:span text:style-name="T27">(Incept Translator only at this time)</text:span></text:h>
      <text:p text:style-name="P53">Overrides can also be created within the Definition field itself using the following macro:</text:p>
      <text:p text:style-name="P53">$[field:value]</text:p>
      <text:p text:style-name="P54">Example: $[y:40]</text:p>
      <text:p text:style-name="P54">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ext:soft-page-break/>
          <table:table-row table:style-name="Table20.1">
            <table:table-cell table:style-name="Table20.A1" office:value-type="string">
              <text:p text:style-name="P59">Fields</text:p>
            </table:table-cell>
            <table:table-cell table:style-name="Table20.B1" office:value-type="string">
              <text:p text:style-name="P59">Override string format</text:p>
            </table:table-cell>
          </table:table-row>
        </table:table-header-rows>
        <table:table-row table:style-name="Table20.1">
          <table:table-cell table:style-name="Table20.A2" office:value-type="string">
            <text:p text:style-name="P36">x</text:p>
            <text:p text:style-name="P36">y</text:p>
            <text:p text:style-name="P36">width</text:p>
            <text:p text:style-name="P36">height</text:p>
            <text:p text:style-name="P50">borderthickness<text:line-break/>opacity<text:line-break/>outlinethickness<text:line-break/>lineheight<text:line-break/>wordspace (+/-)</text:p>
          </table:table-cell>
          <table:table-cell table:style-name="Table20.B2" office:value-type="string">
            <text:p text:style-name="P36"><text:span text:style-name="T4">(int)</text:span> Integer number values. </text:p>
          </table:table-cell>
        </table:table-row>
        <table:table-row table:style-name="Table20.1">
          <table:table-cell table:style-name="Table20.A2" office:value-type="string">
            <text:p text:style-name="P51">autoscalefont<text:line-break/>enabled<text:line-break/>lockaspect<text:line-break/><text:span text:style-name="T28">keeporiginalsize<text:line-break/>justifiedtext</text:span></text:p>
          </table:table-cell>
          <table:table-cell table:style-name="Table20.B2" office:value-type="string">
            <text:p text:style-name="P3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50">rotation</text:p>
          </table:table-cell>
          <table:table-cell table:style-name="Table20.B2" office:value-type="string">
            <text:p text:style-name="P37">(float)<text:span text:style-name="T1"> In the case of rotation use only integer number values.</text:span></text:p>
          </table:table-cell>
        </table:table-row>
        <table:table-row table:style-name="Table20.1">
          <table:table-cell table:style-name="Table20.A2" office:value-type="string">
            <text:p text:style-name="P50">bordercolor<text:line-break/>elementcolor<text:line-break/>outlinecolor</text:p>
          </table:table-cell>
          <table:table-cell table:style-name="Table20.B2" office:value-type="string">
            <text:p text:style-name="P36"><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50">font</text:p>
          </table:table-cell>
          <table:table-cell table:style-name="Table20.B2" office:value-type="string">
            <text:p text:style-name="Table_20_Contents"><text:span text:style-name="T11">(string) </text:span><text:span text:style-name="T12">(See the section </text:span><text:span text:style-name="T12"><text:bookmark-ref text:reference-format="text" text:ref-name="__RefHeading__2151_2015678595">Font String Format</text:bookmark-ref></text:span><text:span text:style-name="T12">)</text:span></text:p>
            <text:p text:style-name="P41"/>
          </table:table-cell>
        </table:table-row>
        <table:table-row table:style-name="Table20.1">
          <table:table-cell table:style-name="Table20.A2" office:value-type="string">
            <text:p text:style-name="P50">verticalalign</text:p>
          </table:table-cell>
          <table:table-cell table:style-name="Table20.B2" office:value-type="string">
            <text:p text:style-name="P37">(int)<text:span text:style-name="T1"> Numeric value indicating the vertical alignment:</text:span></text:p>
            <text:p text:style-name="P40"/>
            <text:p text:style-name="P40"><text:span text:style-name="T25">0</text:span> – Near</text:p>
            <text:p text:style-name="P40"><text:span text:style-name="T25">1</text:span> – Center</text:p>
            <text:p text:style-name="P40"><text:span text:style-name="T25">2</text:span> – Far</text:p>
          </table:table-cell>
        </table:table-row>
        <table:table-row table:style-name="Table20.1">
          <table:table-cell table:style-name="Table20.A2" office:value-type="string">
            <text:p text:style-name="P50"/>
            <text:p text:style-name="P50">horizontalalign</text:p>
          </table:table-cell>
          <table:table-cell table:style-name="Table20.B2" office:value-type="string">
            <text:p text:style-name="P37">(int)<text:span text:style-name="T1"> Numeric value indicating the horizontal alignment:</text:span></text:p>
            <text:p text:style-name="P40"/>
            <text:p text:style-name="P40"><text:span text:style-name="T25">0</text:span> – Near</text:p>
            <text:p text:style-name="P40"><text:span text:style-name="T25">1</text:span> – Center</text:p>
            <text:p text:style-name="P40"><text:span text:style-name="T25">2</text:span> – Far</text:p>
          </table:table-cell>
        </table:table-row>
        <table:table-row table:style-name="Table20.1">
          <table:table-cell table:style-name="Table20.A2" office:value-type="string">
            <text:p text:style-name="P50">variable</text:p>
          </table:table-cell>
          <table:table-cell table:style-name="Table20.B2" office:value-type="string">
            <text:p text:style-name="P36"><text:span text:style-name="T4">(string)</text:span> The <text:span text:style-name="T4">Definition</text:span> field. <text:span text:style-name="T27">This can only be overridden in a data file</text:span></text:p>
          </table:table-cell>
        </table:table-row>
        <table:table-row table:style-name="Table20.1">
          <table:table-cell table:style-name="Table20.A2" office:value-type="string">
            <text:p text:style-name="P50">type</text:p>
          </table:table-cell>
          <table:table-cell table:style-name="Table20.B2" office:value-type="string">
            <text:p text:style-name="P37">(string) <text:span text:style-name="T1">One of the following strings:</text:span></text:p>
            <text:p text:style-name="P40"/>
            <text:p text:style-name="P37">Text</text:p>
            <text:p text:style-name="P37">Shape</text:p>
            <text:p text:style-name="P37">Graphic</text:p>
            <text:p text:style-name="P37">FormattedText</text:p>
          </table:table-cell>
        </table:table-row>
      </table:table>
      <text:h text:style-name="Heading_20_2" text:outline-level="2"><text:soft-page-break/>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343386547587709361" text:style-name="L3">
        <text:list-item>
          <text:p text:style-name="P66">Each define name follows the same rules as a column name in a reference file.</text:p>
        </text:list-item>
        <text:list-item>
          <text:p text:style-name="P66">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2875968600772303968" text:style-name="L4">
        <text:list-item>
          <text:p text:style-name="P67"><text:span text:style-name="T1">Reference file: </text:span><text:span text:style-name="T4">items.csv</text:span></text:p>
        </text:list-item>
        <text:list-item>
          <text:p text:style-name="P67"><text:span text:style-name="T1">Define file: </text:span><text:span text:style-name="T4">items_defines.csv</text:span></text:p>
        </text:list-item>
        <text:list-item>
          <text:p text:style-name="P68">Project Wide Defines: [project file name without extension]<text:span text:style-name="T4">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3036313112754365577" text:style-name="L5">
        <text:list-item>
          <text:p text:style-name="P71"><text:span text:style-name="T1">Main sheet: </text:span><text:span text:style-name="T4">items</text:span></text:p>
        </text:list-item>
        <text:list-item>
          <text:p text:style-name="P71"><text:span text:style-name="T1">Defines sheet:</text:span><text:span text:style-name="T4"> items_defines</text:span></text:p>
        </text:list-item>
        <text:list-item>
          <text:p text:style-name="P69"><text:span text:style-name="T32">Setting up </text:span>Project Wide Defines<text:line-break/>Spread<text:span text:style-name="T33">s</text:span>heet Name: [project file name without the extension] (this is case sensitive!)<text:line-break/>Sheet Name: <text:span text:style-name="T4">defines </text:span><text:span text:style-name="T31">(always this name)<text:line-break/>Alternative / Override: If you don’t want to name your Spreadsheet as described above you can change the Spreadsheet to look in under the Layouts &gt; Project Settings… menu item in the Project window. Specify the desired sheet in </text:span><text:span text:style-name="T5">Google Project define spreadsheet override</text:span><text:span text:style-name="T31"> (case sensitive).</text:span></text:p>
        </text:list-item>
      </text:list>
      <text:h text:style-name="P80" text:outline-level="3"><text:soft-page-break/>Google Authentication Setup</text:h>
      <text:p text:style-name="P4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2414825526245380958" text:style-name="L6">
        <text:list-item>
          <text:p text:style-name="P70">Launch CardMaker and select <text:span text:style-name="T4">Tools</text:span> &gt; <text:span text:style-name="T4">Update Google Credentials... </text:span></text:p>
        </text:list-item>
        <text:list-item>
          <text:p text:style-name="P70">Either copy the Auth URL and browse to it in your preferred browser or click <text:span text:style-name="T4">Browse To URL</text:span></text:p>
        </text:list-item>
        <text:list-item>
          <text:p text:style-name="P70">Google should prompt you to allow CardMaker to access your spreadsheets and then navigate to the CardMaker site with the AccessToken field already selected. </text:p>
        </text:list-item>
        <text:list-item>
          <text:p text:style-name="P70">Copy the <text:span text:style-name="T4">AccessToken</text:span> value and return to CardMaker.</text:p>
        </text:list-item>
        <text:list-item>
          <text:p text:style-name="P70">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70">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31">#if(x == then a)#</text:p>
      <text:p text:style-name="P31"><text:soft-page-break/>is the same as</text:p>
      <text:p text:style-name="P31">#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6">Function</text:p>
            </table:table-cell>
            <table:table-cell table:style-name="Table4.B1" office:value-type="string">
              <text:p text:style-name="P16">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6"><text:span text:style-name="T1">@[</text:span>columnname<text:span text:style-name="T1">]</text:span></text:p>
            <text:p text:style-name="P23"/>
            <text:p text:style-name="P16"><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23">@[<text:span text:style-name="T4">columnname</text:span>,parameter1,parameter2,(repeats...)]</text:p>
            <text:p text:style-name="P23"/>
            <text:p text:style-name="P16"><text:span text:style-name="T1">Replace </text:span>columnname<text:span text:style-name="T1"> with the desired column name or define from the referenced data source.</text:span></text:p>
            <text:p text:style-name="P23"/>
            <text:p text:style-name="P23">Replace parameter1 (etc.) with the desired input for the define. When constructing the resulting value any instances of {#} will be replaced with the given parameter. Be aware that spaces after/before the commas will be included in the parameter strings.</text:p>
            <text:p text:style-name="P23"/>
            <text:p text:style-name="P23">Example:</text:p>
            <text:p text:style-name="P23"/>
            <text:p text:style-name="P16">Defines</text:p>
            <text:p text:style-name="P42"><text:span text:style-name="T8">smallImgTag = </text:span><text:span text:style-name="T1">&lt;img={1};.90;0;3&gt;</text:span></text:p>
            <text:p text:style-name="P44">theCoin = \images\coin.png </text:p>
            <text:p text:style-name="P43">Input</text:p>
            <text:p text:style-name="P44">@[smallImgTag,@[theCoin]]</text:p>
            <text:p text:style-name="P43">Output</text:p>
            <text:p text:style-name="P44">&lt;img=\images\coin.png;.90;0;3&gt;</text:p>
          </table:table-cell>
        </table:table-row>
        <table:table-row table:style-name="Table4.1">
          <table:table-cell table:style-name="Table4.A2" office:value-type="string">
            <text:p text:style-name="P10">Card Values</text:p>
          </table:table-cell>
          <table:table-cell table:style-name="Table4.B2" office:value-type="string">
            <text:p text:style-name="P23">There are some special values that are taken from the current context of the layout/card.</text:p>
            <text:p text:style-name="P23"/>
            <text:p text:style-name="P23">![deckindex] – This is the current deck index</text:p>
            <text:p text:style-name="P23">![cardindex] – This is the current card index (see Sub Counter)<text:line-break/>!<text:span text:style-name="T29">[cardcount] – The number of cards in this deck</text:span></text:p>
          </table:table-cell>
        </table:table-row>
        <table:table-row table:style-name="Table4.1">
          <table:table-cell table:style-name="Table4.A2" office:value-type="string">
            <text:p text:style-name="P10">Counter</text:p>
          </table:table-cell>
          <table:table-cell table:style-name="Table4.B11" office:value-type="string">
            <text:p text:style-name="P23">##x;y;z#</text:p>
            <text:p text:style-name="P23"/>
            <text:p text:style-name="P23">This will display a number based on the following properties:</text:p>
            <text:p text:style-name="P23"/>
            <text:p text:style-name="P29">x + (current card index * y) with left padded 0's numbering z</text:p>
            <text:p text:style-name="P29"/>
            <text:p text:style-name="P29">Example (on card index 5) with ##1;1;5# would be <text:span text:style-name="T4">00005</text:span> </text:p>
          </table:table-cell>
        </table:table-row>
        <text:soft-page-break/>
        <table:table-row table:style-name="Table4.1">
          <table:table-cell table:style-name="Table4.A2" office:value-type="string">
            <text:p text:style-name="P10">Sub Counter</text:p>
          </table:table-cell>
          <table:table-cell table:style-name="Table4.B11" office:value-type="string">
            <text:p text:style-name="P23">#sc;x;y;z#</text:p>
            <text:p text:style-name="P23"/>
            <text:p text:style-name="P23">The sub card index is the index of the card based on the number of items indicated in the count column of the reference file.</text:p>
            <text:p text:style-name="P23"/>
            <text:p text:style-name="P23">This will display a number based on the following properties:</text:p>
            <text:p text:style-name="P23"/>
            <text:p text:style-name="P29">x + (sub card index * y) with left padded 0's numbering z</text:p>
            <text:p text:style-name="P29"/>
            <text:p text:style-name="P29">Example (on sub card index 5) with #sc;1;1;5# would be <text:span text:style-name="T4">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23">Samples:</text:p>
            <text:p text:style-name="P23">#(if x == y then a)#</text:p>
            <text:p text:style-name="P23">#(if x != y then a)#</text:p>
            <text:p text:style-name="P23">#(if x == y then a else b)#</text:p>
            <text:p text:style-name="P23">#(if x != y then a else b)#</text:p>
            <text:p text:style-name="P23"/>
            <text:p text:style-name="P23"><text:span text:style-name="T4">==</text:span> - x is equal to y (case insensitive)</text:p>
            <text:p text:style-name="P23"><text:span text:style-name="T4">!=</text:span> - x is not equal to y (case insensitive)</text:p>
            <text:p text:style-name="P23"><text:span text:style-name="T4">&gt;</text:span> - x is greater than y</text:p>
            <text:p text:style-name="P23"><text:span text:style-name="T4">&lt;</text:span> - x is less than y</text:p>
            <text:p text:style-name="P23"><text:span text:style-name="T4">&gt;=</text:span> - x is greater than or equal to</text:p>
            <text:p text:style-name="P23"><text:span text:style-name="T4">&lt;=</text:span> - x is less than or equal to</text:p>
            <text:p text:style-name="P23"/>
            <text:p text:style-name="P23">x,y,a,b – string values</text:p>
            <text:p text:style-name="P23"/>
            <text:p text:style-name="P23"><text:span text:style-name="T4">#nodraw</text:span> is supported as a result to trigger the element to not be drawn at all.</text:p>
            <text:p text:style-name="P23"/>
            <text:p text:style-name="P23">You can specify an empty string by simply entering nothing.</text:p>
            <text:p text:style-name="P23"/>
            <text:p text:style-name="P23">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23">You can use the if statement with groups. The x and y values listed above can be formatted as:</text:p>
            <text:p text:style-name="P23"/>
            <text:p text:style-name="P23">[val1;val2;val3]</text:p>
            <text:p text:style-name="P23"/>
            <text:p text:style-name="P23">Allowing multiple items to be compared to multiple other items. The x set of strings is sought in the y set. The comparison is successful if all of the items in x exist in y. (the y set is not checked for existing in x)</text:p>
            <text:p text:style-name="P23"/>
            <text:p text:style-name="P23">NOTE: This does not apply to numeric comparisons. Only <text:span text:style-name="T4">==</text:span> and <text:span text:style-name="T4">!=</text:span> are supported.</text:p>
            <text:p text:style-name="P23"/>
            <text:p text:style-name="P23">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23">#(switch;key;keytocheck1;value1&lt;repeat&gt;)#</text:p>
            <text:p text:style-name="P23"/>
            <text:p text:style-name="P23">key – The value to check the others for.</text:p>
            <text:p text:style-name="P23">keytocheck1 – A comparison string</text:p>
            <text:p text:style-name="P23">value1 – A value string (this will be the overall result if key matches keytoccheck1)</text:p>
            <text:p text:style-name="P23"/>
            <text:p text:style-name="P23">;keytoccheck1;value1 can be repeated multiple times with varying strings. There should always be a key and a value. (an empty string is valid)</text:p>
            <text:p text:style-name="P23"/>
            <text:p text:style-name="P23">If the keytocheckis <text:span text:style-name="T4">#default</text:span> the value will be the default if no other keys match. (example: <text:span text:style-name="T16">#(switch;15;10;Y;#default;Z)#</text:span> – would default to Z because “15” is not the same string as “10”)</text:p>
            <text:p text:style-name="P23"/>
            <text:p text:style-name="P23"><text:span text:style-name="T4">#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6">&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6">&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6">Function</text:p>
          </table:table-cell>
          <table:table-cell table:style-name="Table2.B1" office:value-type="string">
            <text:p text:style-name="P16">Definition Details</text:p>
          </table:table-cell>
        </table:table-row>
        <table:table-row>
          <table:table-cell table:style-name="Table2.A2" office:value-type="string">
            <text:p text:style-name="P10">Referencing an Image</text:p>
          </table:table-cell>
          <table:table-cell table:style-name="Table2.B2" office:value-type="string">
            <text:p text:style-name="P23">The path to the file should be specified. The path may also be relative to the project file. </text:p>
            <text:p text:style-name="P23"/>
            <text:p text:style-name="P23">Supported Image Types: <text:span text:style-name="T6">BMP, GIF, EXIG, JPG, PNG, TIFF, and PSD.</text:span> <text:soft-page-break/>PSD file support is rudimentary. 8 bit per channel PSD images should be functional. (RGBA) </text:p>
            <text:p text:style-name="P23"/>
            <text:p text:style-name="P16"><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6">#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23"/>
            <text:p text:style-name="P23">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6">Function</text:p>
            </table:table-cell>
            <table:table-cell table:style-name="Table1.B1" office:value-type="string">
              <text:p text:style-name="P16">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6">\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6">\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6">Function</text:p>
            </table:table-cell>
            <table:table-cell table:style-name="Table26.A1" office:value-type="string">
              <text:p text:style-name="P16">Requires Closing Tag</text:p>
            </table:table-cell>
            <table:table-cell table:style-name="Table26.C1" office:value-type="string">
              <text:p text:style-name="P16">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23">Y</text:p>
          </table:table-cell>
          <table:table-cell table:style-name="Table26.C2" office:value-type="string">
            <text:p text:style-name="P16">&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4">&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23">Y</text:p>
          </table:table-cell>
          <table:table-cell table:style-name="Table26.C2" office:value-type="string">
            <text:p text:style-name="P16">&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23">Y</text:p>
          </table:table-cell>
          <table:table-cell table:style-name="Table26.C2" office:value-type="string">
            <text:p text:style-name="P16">&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23">N</text:p>
          </table:table-cell>
          <table:table-cell table:style-name="Table26.C2" office:value-type="string">
            <text:p text:style-name="P16">&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23">N</text:p>
          </table:table-cell>
          <table:table-cell table:style-name="Table26.C2" office:value-type="string">
            <text:p text:style-name="P16">&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23">N</text:p>
          </table:table-cell>
          <table:table-cell table:style-name="Table26.C2" office:value-type="string">
            <text:p text:style-name="P16">&lt;push=#;#&gt;<text:span text:style-name="T1"> - (x;y) The amount to push the current x/y values. </text:span></text:p>
            <text:p text:style-name="P16">&lt;push=#&gt;<text:span text:style-name="T1"> - (x) The amount to push the current x value.</text:span></text:p>
            <text:p text:style-name="P23">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23">Y</text:p>
          </table:table-cell>
          <table:table-cell table:style-name="Table26.C2" office:value-type="string">
            <text:p text:style-name="P17">&lt;bgc=#########;<text:span text:style-name="T2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16">&lt;bgc=#########&gt;<text:span text:style-name="T1"> - Will create a background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23">N</text:p>
          </table:table-cell>
          <table:table-cell table:style-name="Table26.C2" office:value-type="string">
            <text:p text:style-name="P16">&lt;bgi=[filename]&gt; </text:p>
            <text:p text:style-name="P23"/>
            <text:p text:style-name="P16"><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908856328607754585" text:style-name="L7">
              <text:list-item>
                <text:p text:style-name="P75">x offset</text:p>
              </text:list-item>
              <text:list-item>
                <text:p text:style-name="P75">y offset</text:p>
              </text:list-item>
              <text:list-item>
                <text:p text:style-name="P75">width</text:p>
              </text:list-item>
              <text:list-item>
                <text:p text:style-name="P75">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23">N</text:p>
          </table:table-cell>
          <table:table-cell table:style-name="Table26.C2" office:value-type="string">
            <text:p text:style-name="P16">&lt;img=[filename]&gt;</text:p>
            <text:p text:style-name="P16"><text:span text:style-name="T1">OR </text:span>&lt;img=[filename];[percent]&gt;</text:p>
            <text:p text:style-name="P16"><text:span text:style-name="T1">OR </text:span>&lt;img=[filename];[xoffset];[yoffset]&gt;</text:p>
            <text:p text:style-name="P16"><text:span text:style-name="T1">OR </text:span>&lt;img=[filename];[percent];[xoffset];[yoffset]&gt;</text:p>
            <text:p text:style-name="P23">OR <text:span text:style-name="T4">&lt;img=[filename];[xoffset];[yoffset];[width];[height]&gt;</text:span></text:p>
            <text:p text:style-name="P16"/>
            <text:list xml:id="list2174669928818775524" text:style-name="L8">
              <text:list-item>
                <text:p text:style-name="P76">percent – percentage of the <text:span text:style-name="T18">current</text:span> <text:span text:style-name="T18">font height</text:span> the image height should be (aspect ratio is maintained) – value from 0.00 to 1.00 would be smaller than the line. 1.00 represents 100%.</text:p>
              </text:list-item>
              <text:list-item>
                <text:p text:style-name="P76">xoffset – The x draw offset</text:p>
              </text:list-item>
              <text:list-item>
                <text:p text:style-name="P76">yoffset – The y draw offset</text:p>
              </text:list-item>
              <text:list-item>
                <text:p text:style-name="P76">width – The width to draw</text:p>
              </text:list-item>
              <text:list-item>
                <text:p text:style-name="P76">height – The height to draw</text:p>
              </text:list-item>
            </text:list>
            <text:p text:style-name="P23"/>
            <text:p text:style-name="P23">This will render an image and consume horizontal space like text does. If an image is too wide it will be shrunk horizontally to fit.</text:p>
            <text:p text:style-name="P23"/>
          </table:table-cell>
        </table:table-row>
        <text:soft-page-break/>
        <table:table-row table:style-name="Table26.1">
          <table:table-cell table:style-name="Table26.A2" office:value-type="string">
            <text:p text:style-name="P10">Font Size</text:p>
          </table:table-cell>
          <table:table-cell table:style-name="Table26.A2" office:value-type="string">
            <text:p text:style-name="P23">Y</text:p>
          </table:table-cell>
          <table:table-cell table:style-name="Table26.C2" office:value-type="string">
            <text:p text:style-name="P16">&lt;fs=#&gt;<text:span text:style-name="T1"> - Will change the size of the font for the words within the tag.</text:span></text:p>
          </table:table-cell>
        </table:table-row>
        <table:table-row table:style-name="Table26.1">
          <table:table-cell table:style-name="Table26.A2" office:value-type="string">
            <text:p text:style-name="P10">Font Color</text:p>
          </table:table-cell>
          <table:table-cell table:style-name="Table26.A2" office:value-type="string">
            <text:p text:style-name="P23">Y</text:p>
          </table:table-cell>
          <table:table-cell table:style-name="Table26.C2" office:value-type="string">
            <text:p text:style-name="P16">&lt;fc=#########&gt;<text:span text:style-name="T1"> - Will change the font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0">Font</text:p>
          </table:table-cell>
          <table:table-cell table:style-name="Table26.A2" office:value-type="string">
            <text:p text:style-name="P23">Y</text:p>
          </table:table-cell>
          <table:table-cell table:style-name="Table26.C2" office:value-type="string">
            <text:p text:style-name="P16">&lt;f=<text:span text:style-name="T14">fontname;fontsize;bold;underline;italicized;strikeout</text:span>&gt;<text:span text:style-name="T1"> </text:span><text:span text:style-name="T12">(See the section </text:span><text:span text:style-name="T12"><text:bookmark-ref text:reference-format="text" text:ref-name="__RefHeading__2151_2015678595">Font String Format</text:bookmark-ref></text:span><text:span text:style-name="T12">)</text:span></text:p>
          </table:table-cell>
        </table:table-row>
        <table:table-row table:style-name="Table26.1">
          <table:table-cell table:style-name="Table26.A2" office:value-type="string">
            <text:p text:style-name="P10">Y Draw Offset</text:p>
          </table:table-cell>
          <table:table-cell table:style-name="Table26.A2" office:value-type="string">
            <text:p text:style-name="P23">Y</text:p>
          </table:table-cell>
          <table:table-cell table:style-name="Table26.C2" office:value-type="string">
            <text:p text:style-name="P16">&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23">Y</text:p>
          </table:table-cell>
          <table:table-cell table:style-name="Table26.C1" office:value-type="string">
            <text:p text:style-name="P16">&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4">Pixel</text:p>
          </table:table-cell>
          <table:table-cell table:style-name="Table26.A2" office:value-type="string">
            <text:p text:style-name="P26">N</text:p>
          </table:table-cell>
          <table:table-cell table:style-name="Table26.C2" office:value-type="string">
            <text:p text:style-name="P21">&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22">&lt;px=#&gt;<text:span text:style-name="T1"> - y is defaulted to -1 as defined above.</text:span></text:p>
          </table:table-cell>
        </table:table-row>
        <table:table-row table:style-name="Table26.1">
          <table:table-cell table:style-name="Table26.A2" office:value-type="string">
            <text:p text:style-name="P13">Align Center </text:p>
          </table:table-cell>
          <table:table-cell table:style-name="Table26.A2" office:value-type="string">
            <text:p text:style-name="P27">Y</text:p>
          </table:table-cell>
          <table:table-cell table:style-name="Table26.C2" office:value-type="string">
            <text:p text:style-name="P20">&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3">Align Left</text:p>
          </table:table-cell>
          <table:table-cell table:style-name="Table26.A2" office:value-type="string">
            <text:p text:style-name="P27">Y</text:p>
          </table:table-cell>
          <table:table-cell table:style-name="Table26.C2" office:value-type="string">
            <text:p text:style-name="P20">&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3">Align Right</text:p>
          </table:table-cell>
          <table:table-cell table:style-name="Table26.A2" office:value-type="string">
            <text:p text:style-name="P27">Y</text:p>
          </table:table-cell>
          <table:table-cell table:style-name="Table26.C2" office:value-type="string">
            <text:p text:style-name="P20">&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1">Line Spacing</text:p>
          </table:table-cell>
          <table:table-cell table:style-name="Table26.A2" office:value-type="string">
            <text:p text:style-name="P24">Y</text:p>
          </table:table-cell>
          <table:table-cell table:style-name="Table26.C2" office:value-type="string">
            <text:p text:style-name="P18">&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23">N</text:p>
          </table:table-cell>
          <table:table-cell table:style-name="Table26.C2" office:value-type="string">
            <text:p text:style-name="P16">&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23">N</text:p>
          </table:table-cell>
          <table:table-cell table:style-name="Table26.C2" office:value-type="string">
            <text:p text:style-name="P16">&lt;c&gt; <text:span text:style-name="T1">- Will be replaced with a comma (,) character</text:span></text:p>
          </table:table-cell>
        </table:table-row>
        <table:table-row table:style-name="Table26.1">
          <table:table-cell table:style-name="Table26.A2" office:value-type="string">
            <text:p text:style-name="P12">Escape Characters</text:p>
          </table:table-cell>
          <table:table-cell table:style-name="Table26.A2" office:value-type="string">
            <text:p text:style-name="P25">N/A</text:p>
          </table:table-cell>
          <table:table-cell table:style-name="Table26.C2" office:value-type="string">
            <text:p text:style-name="P25">The ‘\’ character can be used to indicate to ignore any special meaning of the following character. Examples:</text:p>
            <text:p text:style-name="P19">\&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0">L</text:span>ine<text:span text:style-name="T20">s</text:span> will draw on top of <text:span text:style-name="T20">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oft-page-break/>#<text:span text:style-name="T4">shapename</text:span>;<text:span text:style-name="T4">thickness</text:span>;<text:span text:style-name="T4">horizontal_size</text:span>;<text:span text:style-name="T4">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57">Value</text:p>
            </table:table-cell>
            <table:table-cell table:style-name="Table19.B1" office:value-type="string">
              <text:p text:style-name="P57">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6">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6">[EdgeSize]</text:p>
            <text:p text:style-name="P23"/>
            <text:p text:style-name="P23">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6">[AllowPartialGrid];[GridWidth];[GridHeight]</text:p>
            <text:p text:style-name="P16"/>
            <text:p text:style-name="P23">AllowPartialGrid – Allows the grid to draw in an incomplete form on the right and bottom</text:p>
            <text:p text:style-name="P23">GridWidth – The width of a single rectangle in the grid.</text:p>
            <text:p text:style-name="P23">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6">[Corner]</text:p>
            <text:p text:style-name="P16"/>
            <text:p text:style-name="P23">Corner – The corner to draw the triangle from. 0 is upper left, 1 is upper right, 2 lower right, and 3 is lower left (default is 0)</text:p>
          </table:table-cell>
        </table:table-row>
      </table:table>
      <text:h text:style-name="Heading_20_3" text:outline-level="3">Grid Note</text:h>
      <text:list xml:id="list4452575019393642685" text:style-name="L9">
        <text:list-item>
          <text:p text:style-name="P7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2335828998894506682" text:style-name="L10">
        <text:list-item>
          <text:p text:style-name="P73">Card Values (![x])</text:p>
        </text:list-item>
        <text:list-item>
          <text:p text:style-name="P73">Data Source References (@[x])</text:p>
        </text:list-item>
        <text:list-item>
          <text:p text:style-name="P73">If/Switch <text:span text:style-name="T19">(starting with the right most first)</text:span></text:p>
        </text:list-item>
        <text:list-item>
          <text:p text:style-name="P73">Text translations (Note: These only apply to Text elements)</text:p>
        </text:list-item>
        <text:list-item>
          <text:p text:style-name="P74">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4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4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48">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49">Log Incept Translation</text:p>
          </table:table-cell>
          <table:table-cell table:style-name="Table29.B2" office:value-type="string">
            <text:p text:style-name="P45">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4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4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4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4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4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4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48">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4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6" meta:paragraph-count="801" meta:word-count="6996" meta:character-count="41380" meta:non-whitespace-character-count="35127"/>
  </office:meta>
</office:document-meta>
</file>